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rect draw:style-name="gr1" draw:text-style-name="P1" draw:layer="layout" svg:width="3.95cm" svg:height="5cm" svg:x="10.5cm" svg:y="14.5cm">
          <text:p/>
        </draw:rect>
        <draw:rect draw:style-name="gr2" draw:text-style-name="P1" draw:id="id7" draw:layer="layout" svg:width="5cm" svg:height="1.5cm" svg:x="14.625cm" svg:y="9cm">
          <text:p text:style-name="P2">解析モジュール</text:p>
          <text:p text:style-name="P2">(analysis_serv.rb)</text:p>
        </draw:rect>
        <draw:rect draw:style-name="gr2" draw:text-style-name="P1" draw:id="id8" draw:layer="layout" svg:width="2.5cm" svg:height="1cm" svg:x="11.2cm" svg:y="15cm">
          <text:p text:style-name="P2">Emacs</text:p>
        </draw:rect>
        <draw:rect draw:style-name="gr2" draw:text-style-name="P1" draw:id="id4" draw:layer="layout" svg:width="5.5cm" svg:height="1.5cm" svg:x="4.668cm" svg:y="9cm">
          <text:p text:style-name="P2">http通信モジュール</text:p>
          <text:p text:style-name="P2">(http_bridge.rb)</text:p>
        </draw:rect>
        <draw:rect draw:style-name="gr2" draw:text-style-name="P1" draw:id="id2" draw:layer="layout" svg:width="3.75cm" svg:height="1.5cm" svg:x="7.5cm" svg:y="3.875cm">
          <text:p text:style-name="P2">テスト用CGI<text:line-break/>(test_cgi.cgi)</text:p>
        </draw:rect>
        <draw:rect draw:style-name="gr2" draw:text-style-name="P1" draw:id="id12" draw:layer="layout" svg:width="2.75cm" svg:height="1.5cm" svg:x="17.05cm" svg:y="3.875cm">
          <text:p text:style-name="P2">Web<text:line-break/>ブラウザ</text:p>
        </draw:rect>
        <draw:rect draw:style-name="gr2" draw:text-style-name="P1" draw:id="id9" draw:layer="layout" svg:width="4.5cm" svg:height="2.25cm" svg:x="5.168cm" svg:y="17cm">
          <text:p text:style-name="P2">コンパイル用<text:line-break/>シェルスクリプト</text:p>
          <text:p text:style-name="P2">(compile.sh)</text:p>
        </draw:rect>
        <draw:rect draw:style-name="gr2" draw:text-style-name="P1" draw:id="id10" draw:layer="layout" svg:width="3.5cm" svg:height="2.25cm" svg:x="10.7cm" svg:y="17cm">
          <text:p text:style-name="P2">C言語<text:line-break/>ソースコード<text:line-break/>(*.c)</text:p>
        </draw:rect>
        <draw:rect draw:style-name="gr2" draw:text-style-name="P1" draw:id="id6" draw:layer="layout" svg:width="5.25cm" svg:height="2.25cm" svg:x="14.5cm" svg:y="12cm">
          <text:p text:style-name="P2">解析モジュール<text:line-break/>実行用関数</text:p>
          <text:p text:style-name="P2">(analysis_client.el)</text:p>
        </draw:rect>
        <draw:rect draw:style-name="gr2" draw:text-style-name="P1" draw:id="id11" draw:layer="layout" svg:width="3.75cm" svg:height="2.25cm" svg:x="12.25cm" svg:y="3.5cm">
          <text:p text:style-name="P2">Ajax用<text:line-break/>JavaScript<text:line-break/>(functions.js)</text:p>
        </draw:rect>
        <draw:rect draw:style-name="gr2" draw:text-style-name="P1" draw:id="id1" draw:layer="layout" svg:width="5.5cm" svg:height="2.25cm" svg:x="1.25cm" svg:y="1.75cm">
          <text:p text:style-name="P2">xhtml作成用<text:line-break/>XSLTスタイルシート</text:p>
          <text:p text:style-name="P2">(test.xsl)</text:p>
        </draw:rect>
        <draw:rect draw:style-name="gr2" draw:text-style-name="P1" draw:id="id3" draw:layer="layout" svg:width="5.5cm" svg:height="2.25cm" svg:x="1.25cm" svg:y="5.25cm">
          <text:p text:style-name="P2">エラーメッセージ<text:line-break/>保存用ファイル</text:p>
          <text:p text:style-name="P2">(result.xml)</text:p>
        </draw:rect>
        <draw:connector draw:style-name="gr3" draw:text-style-name="P1" draw:layer="layout" draw:type="line" svg:x1="6.75cm" svg:y1="2.875cm" svg:x2="7.5cm" svg:y2="4.625cm" draw:start-shape="id1" draw:start-glue-point="1" draw:end-shape="id2">
          <text:p/>
        </draw:connector>
        <draw:connector draw:style-name="gr4" draw:text-style-name="P1" draw:layer="layout" draw:type="line" svg:x1="6.75cm" svg:y1="6.375cm" svg:x2="7.5cm" svg:y2="4.625cm" draw:start-shape="id3" draw:start-glue-point="1" draw:end-shape="id2" draw:end-glue-point="3">
          <text:p/>
        </draw:connector>
        <draw:connector draw:style-name="gr4" draw:text-style-name="P1" draw:layer="layout" draw:type="line" svg:x1="7.418cm" svg:y1="9cm" svg:x2="9.375cm" svg:y2="5.375cm" draw:start-shape="id4" draw:start-glue-point="0" draw:end-shape="id2" draw:end-glue-point="2">
          <text:p/>
        </draw:connector>
        <draw:connector draw:style-name="gr4" draw:text-style-name="P1" draw:layer="layout" draw:type="line" svg:x1="7.418cm" svg:y1="12cm" svg:x2="7.418cm" svg:y2="10.5cm" draw:start-shape="id5" draw:start-glue-point="0" draw:end-shape="id4" draw:end-glue-point="2">
          <text:p/>
        </draw:connector>
        <draw:connector draw:style-name="gr4" draw:text-style-name="P1" draw:layer="layout" draw:type="line" svg:x1="17.125cm" svg:y1="12cm" svg:x2="17.125cm" svg:y2="10.5cm" draw:start-shape="id6" draw:end-shape="id7" draw:end-glue-point="2">
          <text:p/>
        </draw:connector>
        <draw:connector draw:style-name="gr4" draw:text-style-name="P1" draw:layer="layout" draw:type="line" svg:x1="12.45cm" svg:y1="15cm" svg:x2="14.5cm" svg:y2="13.125cm" draw:start-shape="id8" draw:start-glue-point="0" draw:end-shape="id6" draw:end-glue-point="3">
          <text:p/>
        </draw:connector>
        <draw:connector draw:style-name="gr4" draw:text-style-name="P1" draw:layer="layout" draw:type="line" svg:x1="7.418cm" svg:y1="17cm" svg:x2="7.418cm" svg:y2="14.25cm" draw:start-shape="id9" draw:start-glue-point="0" draw:end-shape="id5" draw:end-glue-point="2">
          <text:p/>
        </draw:connector>
        <draw:connector draw:style-name="gr5" draw:text-style-name="P2" draw:layer="layout" draw:type="line" svg:x1="10.7cm" svg:y1="18.125cm" svg:x2="9.668cm" svg:y2="18.125cm" draw:start-shape="id10" draw:start-glue-point="3" draw:end-shape="id9">
          <text:p text:style-name="P2"/>
        </draw:connector>
        <draw:connector draw:style-name="gr4" draw:text-style-name="P1" draw:layer="layout" draw:type="line" svg:x1="11.25cm" svg:y1="4.625cm" svg:x2="12.25cm" svg:y2="4.625cm" draw:start-shape="id2" draw:start-glue-point="1" draw:end-shape="id11" draw:end-glue-point="3">
          <text:p/>
        </draw:connector>
        <draw:connector draw:style-name="gr4" draw:text-style-name="P1" draw:layer="layout" draw:type="line" svg:x1="16cm" svg:y1="4.625cm" svg:x2="17.05cm" svg:y2="4.625cm" draw:start-shape="id11" draw:start-glue-point="1" draw:end-shape="id12" draw:end-glue-point="3">
          <text:p/>
        </draw:connector>
        <draw:rect draw:style-name="gr2" draw:text-style-name="P1" draw:id="id5" draw:layer="layout" svg:width="5.25cm" svg:height="2.25cm" svg:x="4.793cm" svg:y="12cm">
          <text:p text:style-name="P2">コンパイル、<text:line-break/>http通信用関数</text:p>
          <text:p text:style-name="P2">(functions.el)</text:p>
        </draw:rect>
        <draw:connector draw:style-name="gr4" draw:text-style-name="P1" draw:layer="layout" draw:type="line" svg:x1="10.043cm" svg:y1="13.125cm" svg:x2="12.45cm" svg:y2="15cm" draw:start-shape="id5" draw:end-shape="id8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eruyuki Nishi</meta:initial-creator>
    <meta:creation-date>2007-10-30T16:26:54</meta:creation-date>
    <dc:creator>Teruyuki Nishi</dc:creator>
    <dc:date>2007-10-30T17:00:23</dc:date>
    <meta:editing-cycles>16</meta:editing-cycles>
    <meta:editing-duration>PT33M3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